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666666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d428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e8a202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1" table:default-cell-style-name="ce36"/>
        <table:table-column table:style-name="co1" table:number-columns-repeated="1000" table:default-cell-style-name="Default"/>
        <table:table-row table:style-name="ro1">
          <table:table-cell table:style-name="ce12" table:number-columns-repeated="7"/>
          <table:table-cell table:style-name="ce24" office:value-type="string" calcext:value-type="string" table:number-columns-spanned="8" table:number-rows-spanned="1">
            <text:p>GigaMesh Tutu</text:p>
          </table:table-cell>
          <table:covered-table-cell table:number-columns-repeated="7" table:style-name="ce12"/>
          <table:table-cell table:style-name="ce24" office:value-type="string" calcext:value-type="string" table:number-columns-spanned="8" table:number-rows-spanned="1">
            <text:p>GigaMesh MSI</text:p>
          </table:table-cell>
          <table:covered-table-cell table:number-columns-repeated="7" table:style-name="ce12"/>
          <table:table-cell/>
          <table:table-cell table:style-name="ce12" table:number-columns-repeated="1000"/>
        </table:table-row>
        <table:table-row table:style-name="ro1">
          <table:table-cell table:style-name="ce13"/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param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/>
          <table:table-cell table:style-name="ce13" office:value-type="string" calcext:value-type="string">
            <text:p>'f/v’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2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E3]/[.D3]" office:value-type="float" office:value="0.888888888888889" calcext:value-type="float">
            <text:p>0.888888888888889</text:p>
          </table:table-cell>
          <table:table-cell table:style-name="ce26" office:value-type="float" office:value="0.003315" calcext:value-type="float">
            <text:p>0.003315</text:p>
          </table:table-cell>
          <table:table-cell table:style-name="ce2" office:value-type="float" office:value="0.004521" calcext:value-type="float">
            <text:p>0.004521</text:p>
          </table:table-cell>
          <table:table-cell table:style-name="ce2" office:value-type="float" office:value="0.001163" calcext:value-type="float">
            <text:p>0.001163</text:p>
          </table:table-cell>
          <table:table-cell table:style-name="ce2" office:value-type="float" office:value="0.007235" calcext:value-type="float">
            <text:p>0.007235</text:p>
          </table:table-cell>
          <table:table-cell table:style-name="ce2" office:value-type="float" office:value="0.006688" calcext:value-type="float">
            <text:p>0.006688</text:p>
          </table:table-cell>
          <table:table-cell table:style-name="ce2" office:value-type="float" office:value="0.012935" calcext:value-type="float">
            <text:p>0.012935</text:p>
          </table:table-cell>
          <table:table-cell table:style-name="ce2" office:value-type="float" office:value="0.024007" calcext:value-type="float">
            <text:p>0.024007</text:p>
          </table:table-cell>
          <table:table-cell office:value-type="float" office:value="0.058088" calcext:value-type="float">
            <text:p>0.058088</text:p>
          </table:table-cell>
          <table:table-cell table:style-name="ce26" office:value-type="float" office:value="0.004589" calcext:value-type="float">
            <text:p>0.004589</text:p>
          </table:table-cell>
          <table:table-cell table:style-name="ce2" office:value-type="float" office:value="0.003268" calcext:value-type="float">
            <text:p>0.003268</text:p>
          </table:table-cell>
          <table:table-cell table:style-name="ce2" office:value-type="float" office:value="0.005998" calcext:value-type="float">
            <text:p>0.005998</text:p>
          </table:table-cell>
          <table:table-cell table:style-name="ce2" office:value-type="float" office:value="0.006241" calcext:value-type="float">
            <text:p>0.006241</text:p>
          </table:table-cell>
          <table:table-cell table:style-name="ce2" office:value-type="float" office:value="0.009346" calcext:value-type="float">
            <text:p>0.009346</text:p>
          </table:table-cell>
          <table:table-cell table:style-name="ce2" office:value-type="float" office:value="0.010946" calcext:value-type="float">
            <text:p>0.010946</text:p>
          </table:table-cell>
          <table:table-cell table:style-name="ce2" office:value-type="float" office:value="0.029724" calcext:value-type="float">
            <text:p>0.029724</text:p>
          </table:table-cell>
          <table:table-cell office:value-type="float" office:value="0.072712" calcext:value-type="float">
            <text:p>0.072712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E4]/[.D4]" office:value-type="float" office:value="1.09090909090909" calcext:value-type="float">
            <text:p>1.09090909090909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4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table:formula="of:=[.E5]/[.D5]" office:value-type="float" office:value="1.23076923076923" calcext:value-type="float">
            <text:p>1.23076923076923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hexag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table:formula="of:=[.E6]/[.D6]" office:value-type="float" office:value="1.35483870967742" calcext:value-type="float">
            <text:p>1.35483870967742</text:p>
          </table:table-cell>
          <table:table-cell table:style-name="ce26" office:value-type="float" office:value="0.001168" calcext:value-type="float">
            <text:p>0.001168</text:p>
          </table:table-cell>
          <table:table-cell table:style-name="ce2" office:value-type="float" office:value="0.001367" calcext:value-type="float">
            <text:p>0.001367</text:p>
          </table:table-cell>
          <table:table-cell table:style-name="ce2" office:value-type="float" office:value="0.001981" calcext:value-type="float">
            <text:p>0.001981</text:p>
          </table:table-cell>
          <table:table-cell table:style-name="ce2" office:value-type="float" office:value="0.003811" calcext:value-type="float">
            <text:p>0.003811</text:p>
          </table:table-cell>
          <table:table-cell table:style-name="ce2" office:value-type="float" office:value="0.008426" calcext:value-type="float">
            <text:p>0.008426</text:p>
          </table:table-cell>
          <table:table-cell table:style-name="ce2" office:value-type="float" office:value="0.018321" calcext:value-type="float">
            <text:p>0.018321</text:p>
          </table:table-cell>
          <table:table-cell table:style-name="ce2" office:value-type="float" office:value="0.052126" calcext:value-type="float">
            <text:p>0.052126</text:p>
          </table:table-cell>
          <table:table-cell table:style-name="ce2" office:value-type="float" office:value="0.154555" calcext:value-type="float">
            <text:p>0.154555</text:p>
          </table:table-cell>
          <table:table-cell table:style-name="ce26" office:value-type="float" office:value="0.001951" calcext:value-type="float">
            <text:p>0.001951</text:p>
          </table:table-cell>
          <table:table-cell table:style-name="ce2" office:value-type="float" office:value="0.004821" calcext:value-type="float">
            <text:p>0.004821</text:p>
          </table:table-cell>
          <table:table-cell table:style-name="ce2" office:value-type="float" office:value="0.003155" calcext:value-type="float">
            <text:p>0.003155</text:p>
          </table:table-cell>
          <table:table-cell table:style-name="ce2" office:value-type="float" office:value="0.009456" calcext:value-type="float">
            <text:p>0.009456</text:p>
          </table:table-cell>
          <table:table-cell table:style-name="ce2" office:value-type="float" office:value="0.013831" calcext:value-type="float">
            <text:p>0.013831</text:p>
          </table:table-cell>
          <table:table-cell table:style-name="ce2" office:value-type="float" office:value="0.036287" calcext:value-type="float">
            <text:p>0.036287</text:p>
          </table:table-cell>
          <table:table-cell table:style-name="ce2" office:value-type="float" office:value="0.080646" calcext:value-type="float">
            <text:p>0.080646</text:p>
          </table:table-cell>
          <table:table-cell table:style-name="ce2" office:value-type="float" office:value="0.236463" calcext:value-type="float">
            <text:p>0.236463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2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table:formula="of:=[.E7]/[.D7]" office:value-type="float" office:value="1.46938775510204" calcext:value-type="float">
            <text:p>1.46938775510204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table:formula="of:=[.E8]/[.D8]" office:value-type="float" office:value="1.77611940298507" calcext:value-type="float">
            <text:p>1.77611940298507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4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style-name="ce3" table:formula="of:=[.E9]/[.D9]" office:value-type="float" office:value="1.69411764705882" calcext:value-type="float">
            <text:p>1.69411764705882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hexagon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table:formula="of:=[.E10]/[.D10]" office:value-type="float" office:value="1.66917293233083" calcext:value-type="float">
            <text:p>1.66917293233083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2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table:formula="of:=[.E11]/[.D11]" office:value-type="float" office:value="1.8140589569161" calcext:value-type="float">
            <text:p>1.8140589569161</text:p>
          </table:table-cell>
          <table:table-cell table:style-name="ce28" office:value-type="float" office:value="0.000236" calcext:value-type="float">
            <text:p>0.000236</text:p>
          </table:table-cell>
          <table:table-cell table:style-name="ce4" office:value-type="float" office:value="0.003745" calcext:value-type="float">
            <text:p>0.003745</text:p>
          </table:table-cell>
          <table:table-cell table:style-name="ce4" office:value-type="float" office:value="0.014841" calcext:value-type="float">
            <text:p>0.014841</text:p>
          </table:table-cell>
          <table:table-cell table:style-name="ce4" office:value-type="float" office:value="0.032282" calcext:value-type="float">
            <text:p>0.032282</text:p>
          </table:table-cell>
          <table:table-cell table:style-name="ce4" office:value-type="float" office:value="0.117309" calcext:value-type="float">
            <text:p>0.117309</text:p>
          </table:table-cell>
          <table:table-cell table:style-name="ce4" office:value-type="float" office:value="0.252118" calcext:value-type="float">
            <text:p>0.252118</text:p>
          </table:table-cell>
          <table:table-cell table:style-name="ce4" office:value-type="float" office:value="0.768692" calcext:value-type="float">
            <text:p>0.768692</text:p>
          </table:table-cell>
          <table:table-cell table:style-name="ce4" office:value-type="float" office:value="2.27589" calcext:value-type="float">
            <text:p>2.27589</text:p>
          </table:table-cell>
          <table:table-cell table:style-name="ce28" office:value-type="float" office:value="0.006284" calcext:value-type="float">
            <text:p>0.006284</text:p>
          </table:table-cell>
          <table:table-cell table:style-name="ce4" office:value-type="float" office:value="0.008081" calcext:value-type="float">
            <text:p>0.008081</text:p>
          </table:table-cell>
          <table:table-cell table:style-name="ce4" office:value-type="float" office:value="0.019063" calcext:value-type="float">
            <text:p>0.019063</text:p>
          </table:table-cell>
          <table:table-cell table:style-name="ce4" office:value-type="float" office:value="0.041386" calcext:value-type="float">
            <text:p>0.041386</text:p>
          </table:table-cell>
          <table:table-cell table:style-name="ce4" office:value-type="float" office:value="0.123238" calcext:value-type="float">
            <text:p>0.123238</text:p>
          </table:table-cell>
          <table:table-cell table:style-name="ce4" office:value-type="float" office:value="0.348242" calcext:value-type="float">
            <text:p>0.348242</text:p>
          </table:table-cell>
          <table:table-cell table:style-name="ce4" office:value-type="float" office:value="1.12198" calcext:value-type="float">
            <text:p>1.12198</text:p>
          </table:table-cell>
          <table:table-cell table:style-name="ce4" office:value-type="float" office:value="3.35018" calcext:value-type="float">
            <text:p>3.35018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random_circ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/>
          <table:table-cell table:style-name="ce4" table:formula="of:=[.E12]/[.D12]" office:value-type="float" office:value="1.95319812792512" calcext:value-type="float">
            <text:p>1.95319812792512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4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/>
          <table:table-cell table:style-name="ce4" table:formula="of:=[.E13]/[.D13]" office:value-type="float" office:value="1.90249702734839" calcext:value-type="float">
            <text:p>1.90249702734839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hexagon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986" calcext:value-type="float">
            <text:p>1986</text:p>
          </table:table-cell>
          <table:table-cell table:style-name="ce4"/>
          <table:table-cell table:style-name="ce4" table:formula="of:=[.E14]/[.D14]" office:value-type="float" office:value="1.87890255439924" calcext:value-type="float">
            <text:p>1.87890255439924</text:p>
          </table:table-cell>
          <table:table-cell table:style-name="ce28" office:value-type="float" office:value="0.004653" calcext:value-type="float">
            <text:p>0.004653</text:p>
          </table:table-cell>
          <table:table-cell table:style-name="ce4" office:value-type="float" office:value="0.009485" calcext:value-type="float">
            <text:p>0.009485</text:p>
          </table:table-cell>
          <table:table-cell table:style-name="ce4" office:value-type="float" office:value="0.020516" calcext:value-type="float">
            <text:p>0.020516</text:p>
          </table:table-cell>
          <table:table-cell table:style-name="ce4" office:value-type="float" office:value="0.08727" calcext:value-type="float">
            <text:p>0.08727</text:p>
          </table:table-cell>
          <table:table-cell table:style-name="ce4" office:value-type="float" office:value="0.200238" calcext:value-type="float">
            <text:p>0.200238</text:p>
          </table:table-cell>
          <table:table-cell table:style-name="ce4" office:value-type="float" office:value="0.580502" calcext:value-type="float">
            <text:p>0.580502</text:p>
          </table:table-cell>
          <table:table-cell table:style-name="ce4" office:value-type="float" office:value="1.87303" calcext:value-type="float">
            <text:p>1.87303</text:p>
          </table:table-cell>
          <table:table-cell table:style-name="ce4" office:value-type="float" office:value="5.64597" calcext:value-type="float">
            <text:p>5.64597</text:p>
          </table:table-cell>
          <table:table-cell table:style-name="ce28" office:value-type="float" office:value="0.008394" calcext:value-type="float">
            <text:p>0.008394</text:p>
          </table:table-cell>
          <table:table-cell table:style-name="ce4" office:value-type="float" office:value="0.014846" calcext:value-type="float">
            <text:p>0.014846</text:p>
          </table:table-cell>
          <table:table-cell table:style-name="ce4" office:value-type="float" office:value="0.033213" calcext:value-type="float">
            <text:p>0.033213</text:p>
          </table:table-cell>
          <table:table-cell table:style-name="ce4" office:value-type="float" office:value="0.090776" calcext:value-type="float">
            <text:p>0.090776</text:p>
          </table:table-cell>
          <table:table-cell table:style-name="ce4" office:value-type="float" office:value="0.303011" calcext:value-type="float">
            <text:p>0.303011</text:p>
          </table:table-cell>
          <table:table-cell table:style-name="ce4" office:value-type="float" office:value="0.81878" calcext:value-type="float">
            <text:p>0.81878</text:p>
          </table:table-cell>
          <table:table-cell table:style-name="ce4" office:value-type="float" office:value="2.74162" calcext:value-type="float">
            <text:p>2.74162</text:p>
          </table:table-cell>
          <table:table-cell table:style-name="ce4" office:value-type="float" office:value="7.9947" calcext:value-type="float">
            <text:p>7.9947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2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7200" calcext:value-type="float">
            <text:p>7200</text:p>
          </table:table-cell>
          <table:table-cell table:style-name="ce5"/>
          <table:table-cell table:style-name="ce5" table:formula="of:=[.E15]/[.D15]" office:value-type="float" office:value="1.93496371943026" calcext:value-type="float">
            <text:p>1.9349637194302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random_circ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0971" calcext:value-type="float">
            <text:p>10971</text:p>
          </table:table-cell>
          <table:table-cell table:style-name="ce5"/>
          <table:table-cell table:style-name="ce5" table:formula="of:=[.E16]/[.D16]" office:value-type="float" office:value="1.9871400108676" calcext:value-type="float">
            <text:p>1.987140010867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4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/>
          <table:table-cell table:style-name="ce5" table:formula="of:=[.E17]/[.D17]" office:value-type="float" office:value="1.96694440650184" calcext:value-type="float">
            <text:p>1.96694440650184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hexagona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557" calcext:value-type="float">
            <text:p>8557</text:p>
          </table:table-cell>
          <table:table-cell table:style-name="ce5" office:value-type="float" office:value="16746" calcext:value-type="float">
            <text:p>16746</text:p>
          </table:table-cell>
          <table:table-cell table:style-name="ce5"/>
          <table:table-cell table:style-name="ce5" table:formula="of:=[.E18]/[.D18]" office:value-type="float" office:value="1.95699427369405" calcext:value-type="float">
            <text:p>1.95699427369405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2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401" calcext:value-type="float">
            <text:p>404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/>
          <table:table-cell table:style-name="ce6" table:formula="of:=[.E19]/[.D19]" office:value-type="float" office:value="1.98014900621272" calcext:value-type="float">
            <text:p>1.98014900621272</text:p>
          </table:table-cell>
          <table:table-cell table:style-name="ce30" office:value-type="float" office:value="0.076575" calcext:value-type="float">
            <text:p>0.076575</text:p>
          </table:table-cell>
          <table:table-cell table:style-name="ce6" office:value-type="float" office:value="0.223245" calcext:value-type="float">
            <text:p>0.223245</text:p>
          </table:table-cell>
          <table:table-cell table:style-name="ce6" office:value-type="float" office:value="0.722714" calcext:value-type="float">
            <text:p>0.722714</text:p>
          </table:table-cell>
          <table:table-cell table:style-name="ce6" office:value-type="float" office:value="2.16072" calcext:value-type="float">
            <text:p>2.16072</text:p>
          </table:table-cell>
          <table:table-cell table:style-name="ce6" office:value-type="float" office:value="7.12326" calcext:value-type="float">
            <text:p>7.12326</text:p>
          </table:table-cell>
          <table:table-cell table:style-name="ce6" office:value-type="float" office:value="21.4874" calcext:value-type="float">
            <text:p>21.4874</text:p>
          </table:table-cell>
          <table:table-cell table:style-name="ce6" office:value-type="float" office:value="70.8928" calcext:value-type="float">
            <text:p>70.8928</text:p>
          </table:table-cell>
          <table:table-cell table:style-name="ce6" office:value-type="float" office:value="214.075" calcext:value-type="float">
            <text:p>214.075</text:p>
          </table:table-cell>
          <table:table-cell table:style-name="ce30" office:value-type="float" office:value="0.103577" calcext:value-type="float">
            <text:p>0.103577</text:p>
          </table:table-cell>
          <table:table-cell table:style-name="ce6" office:value-type="float" office:value="0.300315" calcext:value-type="float">
            <text:p>0.300315</text:p>
          </table:table-cell>
          <table:table-cell table:style-name="ce6" office:value-type="float" office:value="0.981667" calcext:value-type="float">
            <text:p>0.981667</text:p>
          </table:table-cell>
          <table:table-cell table:style-name="ce6" office:value-type="float" office:value="2.92199" calcext:value-type="float">
            <text:p>2.92199</text:p>
          </table:table-cell>
          <table:table-cell table:style-name="ce6" office:value-type="float" office:value="9.7041" calcext:value-type="float">
            <text:p>9.7041</text:p>
          </table:table-cell>
          <table:table-cell table:style-name="ce6" office:value-type="float" office:value="29.2523" calcext:value-type="float">
            <text:p>29.2523</text:p>
          </table:table-cell>
          <table:table-cell table:style-name="ce6" office:value-type="float" office:value="96.6276" calcext:value-type="float">
            <text:p>96.6276</text:p>
          </table:table-cell>
          <table:table-cell table:style-name="ce6" office:value-type="float" office:value="289.886" calcext:value-type="float">
            <text:p>289.886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7" office:value-type="string" calcext:value-type="string">
            <text:p>acquired</text:p>
          </table:table-cell>
          <table:table-cell table:style-name="ce7" office:value-type="string" calcext:value-type="string">
            <text:p>ILATO_1A</text:p>
          </table:table-cell>
          <table:table-cell table:style-name="ce7"/>
          <table:table-cell table:style-name="ce7" office:value-type="float" office:value="56215" calcext:value-type="float">
            <text:p>56215</text:p>
          </table:table-cell>
          <table:table-cell table:style-name="ce7" office:value-type="float" office:value="111311" calcext:value-type="float">
            <text:p>111311</text:p>
          </table:table-cell>
          <table:table-cell table:style-name="ce7"/>
          <table:table-cell table:style-name="ce7" table:formula="of:=[.E20]/[.D20]" office:value-type="float" office:value="1.98009428088588" calcext:value-type="float">
            <text:p>1.98009428088588</text:p>
          </table:table-cell>
          <table:table-cell table:style-name="ce31" office:value-type="float" office:value="0.132485" calcext:value-type="float">
            <text:p>0.132485</text:p>
          </table:table-cell>
          <table:table-cell table:style-name="ce7" office:value-type="float" office:value="0.381233" calcext:value-type="float">
            <text:p>0.381233</text:p>
          </table:table-cell>
          <table:table-cell table:style-name="ce7" office:value-type="float" office:value="1.25026" calcext:value-type="float">
            <text:p>1.25026</text:p>
          </table:table-cell>
          <table:table-cell table:style-name="ce7" office:value-type="float" office:value="3.74065" calcext:value-type="float">
            <text:p>3.74065</text:p>
          </table:table-cell>
          <table:table-cell table:style-name="ce7" office:value-type="float" office:value="12.4075" calcext:value-type="float">
            <text:p>12.4075</text:p>
          </table:table-cell>
          <table:table-cell table:style-name="ce7" office:value-type="float" office:value="37.1629" calcext:value-type="float">
            <text:p>37.1629</text:p>
          </table:table-cell>
          <table:table-cell table:style-name="ce7" office:value-type="float" office:value="124.067" calcext:value-type="float">
            <text:p>124.067</text:p>
          </table:table-cell>
          <table:table-cell table:style-name="ce7" office:value-type="float" office:value="361.622" calcext:value-type="float">
            <text:p>361.622</text:p>
          </table:table-cell>
          <table:table-cell table:style-name="ce31" office:value-type="float" office:value="0.163211" calcext:value-type="float">
            <text:p>0.163211</text:p>
          </table:table-cell>
          <table:table-cell table:style-name="ce7" office:value-type="float" office:value="0.476855" calcext:value-type="float">
            <text:p>0.476855</text:p>
          </table:table-cell>
          <table:table-cell table:style-name="ce7" office:value-type="float" office:value="1.59544" calcext:value-type="float">
            <text:p>1.59544</text:p>
          </table:table-cell>
          <table:table-cell table:style-name="ce7" office:value-type="float" office:value="4.75925" calcext:value-type="float">
            <text:p>4.75925</text:p>
          </table:table-cell>
          <table:table-cell table:style-name="ce7" office:value-type="float" office:value="15.7266" calcext:value-type="float">
            <text:p>15.7266</text:p>
          </table:table-cell>
          <table:table-cell table:style-name="ce7" office:value-type="float" office:value="47.1333" calcext:value-type="float">
            <text:p>47.1333</text:p>
          </table:table-cell>
          <table:table-cell table:style-name="ce7" office:value-type="float" office:value="157.252" calcext:value-type="float">
            <text:p>157.252</text:p>
          </table:table-cell>
          <table:table-cell table:style-name="ce7" office:value-type="float" office:value="465.142" calcext:value-type="float">
            <text:p>465.142</text:p>
          </table:table-cell>
          <table:table-cell table:style-name="ce31"/>
          <table:table-cell table:style-name="ce7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random_circ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401" calcext:value-type="float">
            <text:p>60401</text:p>
          </table:table-cell>
          <table:table-cell table:style-name="ce6" office:value-type="float" office:value="120668" calcext:value-type="float">
            <text:p>120668</text:p>
          </table:table-cell>
          <table:table-cell table:style-name="ce6"/>
          <table:table-cell table:style-name="ce6" table:formula="of:=[.E21]/[.D21]" office:value-type="float" office:value="1.99778149368388" calcext:value-type="float">
            <text:p>1.99778149368388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4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401" calcext:value-type="float">
            <text:p>80401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6"/>
          <table:table-cell table:style-name="ce6" table:formula="of:=[.E22]/[.D22]" office:value-type="float" office:value="1.99002499968906" calcext:value-type="float">
            <text:p>1.99002499968906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hexagon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507" calcext:value-type="float">
            <text:p>91507</text:p>
          </table:table-cell>
          <table:table-cell table:style-name="ce6" office:value-type="float" office:value="181806" calcext:value-type="float">
            <text:p>181806</text:p>
          </table:table-cell>
          <table:table-cell table:style-name="ce6"/>
          <table:table-cell table:style-name="ce6" table:formula="of:=[.E23]/[.D23]" office:value-type="float" office:value="1.98679882413367" calcext:value-type="float">
            <text:p>1.98679882413367</text:p>
          </table:table-cell>
          <table:table-cell table:style-name="ce30" office:value-type="float" office:value="0.179593" calcext:value-type="float">
            <text:p>0.179593</text:p>
          </table:table-cell>
          <table:table-cell table:style-name="ce6" office:value-type="float" office:value="0.518769" calcext:value-type="float">
            <text:p>0.518769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07638" calcext:value-type="float">
            <text:p>5.07638</text:p>
          </table:table-cell>
          <table:table-cell table:style-name="ce6" office:value-type="float" office:value="16.7672" calcext:value-type="float">
            <text:p>16.7672</text:p>
          </table:table-cell>
          <table:table-cell table:style-name="ce6" office:value-type="float" office:value="49.6429" calcext:value-type="float">
            <text:p>49.6429</text:p>
          </table:table-cell>
          <table:table-cell table:style-name="ce6" office:value-type="float" office:value="167.682" calcext:value-type="float">
            <text:p>167.682</text:p>
          </table:table-cell>
          <table:table-cell table:style-name="ce6" office:value-type="float" office:value="501.905" calcext:value-type="float">
            <text:p>501.905</text:p>
          </table:table-cell>
          <table:table-cell table:style-name="ce30" office:value-type="float" office:value="0.25871" calcext:value-type="float">
            <text:p>0.25871</text:p>
          </table:table-cell>
          <table:table-cell table:style-name="ce6" office:value-type="float" office:value="0.695733" calcext:value-type="float">
            <text:p>0.695733</text:p>
          </table:table-cell>
          <table:table-cell table:style-name="ce6" office:value-type="float" office:value="2.30391" calcext:value-type="float">
            <text:p>2.30391</text:p>
          </table:table-cell>
          <table:table-cell table:style-name="ce6" office:value-type="float" office:value="7.06799" calcext:value-type="float">
            <text:p>7.06799</text:p>
          </table:table-cell>
          <table:table-cell table:style-name="ce6" office:value-type="float" office:value="23.0585" calcext:value-type="float">
            <text:p>23.0585</text:p>
          </table:table-cell>
          <table:table-cell table:style-name="ce6" office:value-type="float" office:value="69.2758" calcext:value-type="float">
            <text:p>69.2758</text:p>
          </table:table-cell>
          <table:table-cell table:style-name="ce6" office:value-type="float" office:value="231.862" calcext:value-type="float">
            <text:p>231.862</text:p>
          </table:table-cell>
          <table:table-cell table:style-name="ce6" office:value-type="float" office:value="660.303" calcext:value-type="float">
            <text:p>660.303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2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1201" calcext:value-type="float">
            <text:p>361201</text:p>
          </table:table-cell>
          <table:table-cell table:style-name="ce8" office:value-type="float" office:value="720000" calcext:value-type="float">
            <text:p>720000</text:p>
          </table:table-cell>
          <table:table-cell table:style-name="ce8"/>
          <table:table-cell table:style-name="ce8" table:formula="of:=[.E24]/[.D24]" office:value-type="float" office:value="1.99334996303997" calcext:value-type="float">
            <text:p>1.9933499630399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9" office:value-type="string" calcext:value-type="string">
            <text:p>acquired</text:p>
          </table:table-cell>
          <table:table-cell table:style-name="ce9" office:value-type="string" calcext:value-type="string">
            <text:p>Unisiegel</text:p>
          </table:table-cell>
          <table:table-cell table:style-name="ce9"/>
          <table:table-cell table:style-name="ce9" office:value-type="float" office:value="397210" calcext:value-type="float">
            <text:p>397210</text:p>
          </table:table-cell>
          <table:table-cell table:style-name="ce9" office:value-type="float" office:value="789406" calcext:value-type="float">
            <text:p>789406</text:p>
          </table:table-cell>
          <table:table-cell table:style-name="ce9"/>
          <table:table-cell table:style-name="ce9" table:formula="of:=[.E25]/[.D25]" office:value-type="float" office:value="1.98737695425594" calcext:value-type="float">
            <text:p>1.98737695425594</text:p>
          </table:table-cell>
          <table:table-cell table:style-name="ce33" office:value-type="float" office:value="0.835235" calcext:value-type="float">
            <text:p>0.835235</text:p>
          </table:table-cell>
          <table:table-cell table:style-name="ce9" office:value-type="float" office:value="2.55191" calcext:value-type="float">
            <text:p>2.55191</text:p>
          </table:table-cell>
          <table:table-cell table:style-name="ce9" office:value-type="float" office:value="8.47632" calcext:value-type="float">
            <text:p>8.47632</text:p>
          </table:table-cell>
          <table:table-cell table:style-name="ce9" office:value-type="float" office:value="25.4039" calcext:value-type="float">
            <text:p>25.4039</text:p>
          </table:table-cell>
          <table:table-cell table:style-name="ce9" office:value-type="float" office:value="85.2188" calcext:value-type="float">
            <text:p>85.2188</text:p>
          </table:table-cell>
          <table:table-cell table:style-name="ce9" office:value-type="float" office:value="256.342" calcext:value-type="float">
            <text:p>256.342</text:p>
          </table:table-cell>
          <table:table-cell table:style-name="ce9" office:value-type="float" office:value="848.892" calcext:value-type="float">
            <text:p>848.892</text:p>
          </table:table-cell>
          <table:table-cell table:style-name="ce9" office:value-type="float" office:value="2538.37" calcext:value-type="float">
            <text:p>2538.37</text:p>
          </table:table-cell>
          <table:table-cell table:style-name="ce33" office:value-type="float" office:value="1.07191" calcext:value-type="float">
            <text:p>1.07191</text:p>
          </table:table-cell>
          <table:table-cell table:style-name="ce9" office:value-type="float" office:value="3.2327" calcext:value-type="float">
            <text:p>3.2327</text:p>
          </table:table-cell>
          <table:table-cell table:style-name="ce9" office:value-type="float" office:value="10.8001" calcext:value-type="float">
            <text:p>10.8001</text:p>
          </table:table-cell>
          <table:table-cell table:style-name="ce9" office:value-type="float" office:value="32.5709" calcext:value-type="float">
            <text:p>32.5709</text:p>
          </table:table-cell>
          <table:table-cell table:style-name="ce9" office:value-type="float" office:value="107.772" calcext:value-type="float">
            <text:p>107.772</text:p>
          </table:table-cell>
          <table:table-cell table:style-name="ce9" office:value-type="float" office:value="319.756" calcext:value-type="float">
            <text:p>319.756</text:p>
          </table:table-cell>
          <table:table-cell table:style-name="ce9" office:value-type="float" office:value="1078.22" calcext:value-type="float">
            <text:p>1078.22</text:p>
          </table:table-cell>
          <table:table-cell table:style-name="ce9" office:value-type="float" office:value="3310.32" calcext:value-type="float">
            <text:p>3310.32</text:p>
          </table:table-cell>
          <table:table-cell table:style-name="ce33"/>
          <table:table-cell table:style-name="ce9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random_circle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41201" calcext:value-type="float">
            <text:p>541201</text:p>
          </table:table-cell>
          <table:table-cell table:style-name="ce8" office:value-type="float" office:value="1082132" calcext:value-type="float">
            <text:p>1082132</text:p>
          </table:table-cell>
          <table:table-cell table:style-name="ce8"/>
          <table:table-cell table:style-name="ce8" table:formula="of:=[.E26]/[.D26]" office:value-type="float" office:value="1.99950110956927" calcext:value-type="float">
            <text:p>1.9995011095692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4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21201" calcext:value-type="float">
            <text:p>721201</text:p>
          </table:table-cell>
          <table:table-cell table:style-name="ce8" office:value-type="float" office:value="1440000" calcext:value-type="float">
            <text:p>1440000</text:p>
          </table:table-cell>
          <table:table-cell table:style-name="ce8"/>
          <table:table-cell table:style-name="ce8" table:formula="of:=[.E27]/[.D27]" office:value-type="float" office:value="1.99666944444059" calcext:value-type="float">
            <text:p>1.99666944444059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hexago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14507" calcext:value-type="float">
            <text:p>814507</text:p>
          </table:table-cell>
          <table:table-cell table:style-name="ce8" office:value-type="float" office:value="1625406" calcext:value-type="float">
            <text:p>1625406</text:p>
          </table:table-cell>
          <table:table-cell table:style-name="ce8"/>
          <table:table-cell table:style-name="ce8" table:formula="of:=[.E28]/[.D28]" office:value-type="float" office:value="1.9955703265902" calcext:value-type="float">
            <text:p>1.9955703265902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2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4004001" calcext:value-type="float">
            <text:p>4004001</text:p>
          </table:table-cell>
          <table:table-cell table:style-name="ce10" office:value-type="float" office:value="8000000" calcext:value-type="float">
            <text:p>8000000</text:p>
          </table:table-cell>
          <table:table-cell table:style-name="ce10"/>
          <table:table-cell table:style-name="ce10" table:formula="of:=[.E29]/[.D29]" office:value-type="float" office:value="1.99800149900062" calcext:value-type="float">
            <text:p>1.99800149900062</text:p>
          </table:table-cell>
          <table:table-cell table:style-name="ce34" office:value-type="float" office:value="6.94098" calcext:value-type="float">
            <text:p>6.94098</text:p>
          </table:table-cell>
          <table:table-cell table:style-name="ce10" office:value-type="float" office:value="20.6536" calcext:value-type="float">
            <text:p>20.6536</text:p>
          </table:table-cell>
          <table:table-cell table:style-name="ce10" office:value-type="float" office:value="68.981" calcext:value-type="float">
            <text:p>68.981</text:p>
          </table:table-cell>
          <table:table-cell table:style-name="ce10" office:value-type="float" office:value="207.696" calcext:value-type="float">
            <text:p>207.696</text:p>
          </table:table-cell>
          <table:table-cell table:style-name="ce10" office:value-type="float" office:value="709.991" calcext:value-type="float">
            <text:p>709.991</text:p>
          </table:table-cell>
          <table:table-cell table:style-name="ce10" office:value-type="float" office:value="2097.25" calcext:value-type="float">
            <text:p>2097.25</text:p>
          </table:table-cell>
          <table:table-cell table:style-name="ce10" office:value-type="float" office:value="7040.91" calcext:value-type="float">
            <text:p>7040.91</text:p>
          </table:table-cell>
          <table:table-cell table:style-name="ce10"/>
          <table:table-cell table:style-name="ce34" office:value-type="float" office:value="9.53327" calcext:value-type="float">
            <text:p>9.53327</text:p>
          </table:table-cell>
          <table:table-cell table:style-name="ce10" office:value-type="float" office:value="28.729" calcext:value-type="float">
            <text:p>28.729</text:p>
          </table:table-cell>
          <table:table-cell table:style-name="ce10" office:value-type="float" office:value="94.9346" calcext:value-type="float">
            <text:p>94.9346</text:p>
          </table:table-cell>
          <table:table-cell table:style-name="ce10" office:value-type="float" office:value="285.357" calcext:value-type="float">
            <text:p>285.357</text:p>
          </table:table-cell>
          <table:table-cell table:style-name="ce10" office:value-type="float" office:value="955.664" calcext:value-type="float">
            <text:p>955.664</text:p>
          </table:table-cell>
          <table:table-cell table:style-name="ce10" office:value-type="float" office:value="2853.09" calcext:value-type="float">
            <text:p>2853.09</text:p>
          </table:table-cell>
          <table:table-cell table:style-name="ce10" office:value-type="float" office:value="9447.96" calcext:value-type="float">
            <text:p>9447.96</text:p>
          </table:table-cell>
          <table:table-cell table:style-name="ce10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random_circ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6004001" calcext:value-type="float">
            <text:p>6004001</text:p>
          </table:table-cell>
          <table:table-cell table:style-name="ce10" office:value-type="float" office:value="12007382" calcext:value-type="float">
            <text:p>12007382</text:p>
          </table:table-cell>
          <table:table-cell table:style-name="ce10"/>
          <table:table-cell table:style-name="ce10" table:formula="of:=[.E30]/[.D30]" office:value-type="float" office:value="1.99989673552686" calcext:value-type="float">
            <text:p>1.99989673552686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4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8004001" calcext:value-type="float">
            <text:p>8004001</text:p>
          </table:table-cell>
          <table:table-cell table:style-name="ce10" office:value-type="float" office:value="16000000" calcext:value-type="float">
            <text:p>16000000</text:p>
          </table:table-cell>
          <table:table-cell table:style-name="ce10"/>
          <table:table-cell table:style-name="ce10" table:formula="of:=[.E31]/[.D31]" office:value-type="float" office:value="1.99900024999997" calcext:value-type="float">
            <text:p>1.99900024999997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hexagonal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9015007" calcext:value-type="float">
            <text:p>9015007</text:p>
          </table:table-cell>
          <table:table-cell table:style-name="ce10" office:value-type="float" office:value="18018006" calcext:value-type="float">
            <text:p>18018006</text:p>
          </table:table-cell>
          <table:table-cell table:style-name="ce10"/>
          <table:table-cell table:style-name="ce10" table:formula="of:=[.E32]/[.D32]" office:value-type="float" office:value="1.99866799881575" calcext:value-type="float">
            <text:p>1.99866799881575</text:p>
          </table:table-cell>
          <table:table-cell table:style-name="ce34" office:value-type="float" office:value="16.528" calcext:value-type="float">
            <text:p>16.528</text:p>
          </table:table-cell>
          <table:table-cell table:style-name="ce10" office:value-type="float" office:value="49.4013" calcext:value-type="float">
            <text:p>49.4013</text:p>
          </table:table-cell>
          <table:table-cell table:style-name="ce10" office:value-type="float" office:value="166.473" calcext:value-type="float">
            <text:p>166.473</text:p>
          </table:table-cell>
          <table:table-cell table:style-name="ce10" office:value-type="float" office:value="494.677" calcext:value-type="float">
            <text:p>494.677</text:p>
          </table:table-cell>
          <table:table-cell table:style-name="ce10" office:value-type="float" office:value="1666.94" calcext:value-type="float">
            <text:p>1666.94</text:p>
          </table:table-cell>
          <table:table-cell table:style-name="ce10" table:number-columns-repeated="3"/>
          <table:table-cell table:style-name="ce34" office:value-type="float" office:value="23.5438" calcext:value-type="float">
            <text:p>23.5438</text:p>
          </table:table-cell>
          <table:table-cell table:style-name="ce10" office:value-type="float" office:value="72.0522" calcext:value-type="float">
            <text:p>72.0522</text:p>
          </table:table-cell>
          <table:table-cell table:style-name="ce10" office:value-type="float" office:value="231.428" calcext:value-type="float">
            <text:p>231.428</text:p>
          </table:table-cell>
          <table:table-cell table:style-name="ce10" office:value-type="float" office:value="691.896" calcext:value-type="float">
            <text:p>691.896</text:p>
          </table:table-cell>
          <table:table-cell table:style-name="ce10" office:value-type="float" office:value="2225.96" calcext:value-type="float">
            <text:p>2225.96</text:p>
          </table:table-cell>
          <table:table-cell table:style-name="ce10" table:number-columns-repeated="3"/>
          <table:table-cell table:style-name="ce34"/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2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36012001" calcext:value-type="float">
            <text:p>36012001</text:p>
          </table:table-cell>
          <table:table-cell table:style-name="ce11" office:value-type="float" office:value="72000000" calcext:value-type="float">
            <text:p>72000000</text:p>
          </table:table-cell>
          <table:table-cell table:style-name="ce11"/>
          <table:table-cell table:style-name="ce11" table:formula="of:=[.E33]/[.D33]" office:value-type="float" office:value="1.99933349996297" calcext:value-type="float">
            <text:p>1.99933349996297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random_circle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54012001" calcext:value-type="float">
            <text:p>54012001</text:p>
          </table:table-cell>
          <table:table-cell table:style-name="ce11" office:value-type="float" office:value="108022714" calcext:value-type="float">
            <text:p>108022714</text:p>
          </table:table-cell>
          <table:table-cell table:style-name="ce11"/>
          <table:table-cell table:style-name="ce11" table:formula="of:=[.E34]/[.D34]" office:value-type="float" office:value="1.99997615344782" calcext:value-type="float">
            <text:p>1.999976153447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4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72012001" calcext:value-type="float">
            <text:p>72012001</text:p>
          </table:table-cell>
          <table:table-cell table:style-name="ce11" office:value-type="float" office:value="144000000" calcext:value-type="float">
            <text:p>144000000</text:p>
          </table:table-cell>
          <table:table-cell table:style-name="ce11"/>
          <table:table-cell table:style-name="ce11" table:formula="of:=[.E35]/[.D35]" office:value-type="float" office:value="1.99966669444444" calcext:value-type="float">
            <text:p>1.99966669444444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hexagonal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81045007" calcext:value-type="float">
            <text:p>81045007</text:p>
          </table:table-cell>
          <table:table-cell table:style-name="ce11" office:value-type="float" office:value="162054006" calcext:value-type="float">
            <text:p>162054006</text:p>
          </table:table-cell>
          <table:table-cell table:style-name="ce11"/>
          <table:table-cell table:style-name="ce11" table:formula="of:=[.E36]/[.D36]" office:value-type="float" office:value="1.99955570365982" calcext:value-type="float">
            <text:p>1.999555703659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COM.MICROSOFT.TEXTJOIN(&quot;_&quot;;1;[.A4:.E4])" office:value-type="string" office:string-value="synthetic_random_circle_1_11_12" calcext:value-type="string">
            <text:p>synthetic_random_circle_1_11_12</text:p>
          </table:table-cell>
          <table:table-cell table:number-columns-repeated="1023"/>
        </table:table-row>
        <table:table-row table:style-name="ro1">
          <table:table-cell table:formula="of:=COM.MICROSOFT.TEXTJOIN(&quot;_&quot;;1;[.A5:.E5])" office:value-type="string" office:string-value="synthetic_square_4tri_1_13_16" calcext:value-type="string">
            <text:p>synthetic_square_4tri_1_13_16</text:p>
          </table:table-cell>
          <table:table-cell table:number-columns-repeated="1023"/>
        </table:table-row>
        <table:table-row table:style-name="ro1">
          <table:table-cell table:formula="of:=COM.MICROSOFT.TEXTJOIN(&quot;_&quot;;1;[.A6:.E6])" office:value-type="string" office:string-value="synthetic_hexagonal_1_31_42" calcext:value-type="string">
            <text:p>synthetic_hexagonal_1_31_42</text:p>
          </table:table-cell>
          <table:table-cell table:number-columns-repeated="1023"/>
        </table:table-row>
        <table:table-row table:style-name="ro1">
          <table:table-cell table:formula="of:=COM.MICROSOFT.TEXTJOIN(&quot;_&quot;;1;[.A7:.E7])" office:value-type="string" office:string-value="synthetic_square_2tri_3_49_72" calcext:value-type="string">
            <text:p>synthetic_square_2tri_3_49_72</text:p>
          </table:table-cell>
          <table:table-cell table:number-columns-repeated="1023"/>
        </table:table-row>
        <table:table-row table:style-name="ro1">
          <table:table-cell table:formula="of:=COM.MICROSOFT.TEXTJOIN(&quot;_&quot;;1;[.A8:.E8])" office:value-type="string" office:string-value="synthetic_random_circle_3_67_119" calcext:value-type="string">
            <text:p>synthetic_random_circle_3_67_119</text:p>
          </table:table-cell>
          <table:table-cell table:number-columns-repeated="1023"/>
        </table:table-row>
        <table:table-row table:style-name="ro1">
          <table:table-cell table:formula="of:=COM.MICROSOFT.TEXTJOIN(&quot;_&quot;;1;[.A9:.E9])" office:value-type="string" office:string-value="synthetic_square_4tri_3_85_144" calcext:value-type="string">
            <text:p>synthetic_square_4tri_3_85_144</text:p>
          </table:table-cell>
          <table:table-cell table:number-columns-repeated="1023"/>
        </table:table-row>
        <table:table-row table:style-name="ro1">
          <table:table-cell table:formula="of:=COM.MICROSOFT.TEXTJOIN(&quot;_&quot;;1;[.A10:.E10])" office:value-type="string" office:string-value="synthetic_hexagonal_3_133_222" calcext:value-type="string">
            <text:p>synthetic_hexagonal_3_133_222</text:p>
          </table:table-cell>
          <table:table-cell table:number-columns-repeated="1023"/>
        </table:table-row>
        <table:table-row table:style-name="ro1">
          <table:table-cell table:formula="of:=COM.MICROSOFT.TEXTJOIN(&quot;_&quot;;1;[.A11:.E11])" office:value-type="string" office:string-value="synthetic_square_2tri_10_441_800" calcext:value-type="string">
            <text:p>synthetic_square_2tri_10_441_800</text:p>
          </table:table-cell>
          <table:table-cell table:number-columns-repeated="1023"/>
        </table:table-row>
        <table:table-row table:style-name="ro1">
          <table:table-cell table:formula="of:=COM.MICROSOFT.TEXTJOIN(&quot;_&quot;;1;[.A12:.E12])" office:value-type="string" office:string-value="synthetic_random_circle_10_641_1252" calcext:value-type="string">
            <text:p>synthetic_random_circle_10_641_1252</text:p>
          </table:table-cell>
          <table:table-cell table:number-columns-repeated="1023"/>
        </table:table-row>
        <table:table-row table:style-name="ro1">
          <table:table-cell table:formula="of:=COM.MICROSOFT.TEXTJOIN(&quot;_&quot;;1;[.A13:.E13])" office:value-type="string" office:string-value="synthetic_square_4tri_10_841_1600" calcext:value-type="string">
            <text:p>synthetic_square_4tri_10_841_1600</text:p>
          </table:table-cell>
          <table:table-cell table:number-columns-repeated="1023"/>
        </table:table-row>
        <table:table-row table:style-name="ro1">
          <table:table-cell table:formula="of:=COM.MICROSOFT.TEXTJOIN(&quot;_&quot;;1;[.A14:.E14])" office:value-type="string" office:string-value="synthetic_hexagonal_10_1057_1986" calcext:value-type="string">
            <text:p>synthetic_hexagonal_10_1057_1986</text:p>
          </table:table-cell>
          <table:table-cell table:number-columns-repeated="1023"/>
        </table:table-row>
        <table:table-row table:style-name="ro1">
          <table:table-cell table:formula="of:=COM.MICROSOFT.TEXTJOIN(&quot;_&quot;;1;[.A15:.E15])" office:value-type="string" office:string-value="synthetic_square_2tri_30_3721_7200" calcext:value-type="string">
            <text:p>synthetic_square_2tri_30_3721_7200</text:p>
          </table:table-cell>
          <table:table-cell table:number-columns-repeated="1023"/>
        </table:table-row>
        <table:table-row table:style-name="ro1">
          <table:table-cell table:formula="of:=COM.MICROSOFT.TEXTJOIN(&quot;_&quot;;1;[.A16:.E16])" office:value-type="string" office:string-value="synthetic_random_circle_30_5521_10971" calcext:value-type="string">
            <text:p>synthetic_random_circle_30_5521_10971</text:p>
          </table:table-cell>
          <table:table-cell table:number-columns-repeated="1023"/>
        </table:table-row>
        <table:table-row table:style-name="ro1">
          <table:table-cell table:formula="of:=COM.MICROSOFT.TEXTJOIN(&quot;_&quot;;1;[.A17:.E17])" office:value-type="string" office:string-value="synthetic_square_4tri_30_7321_14400" calcext:value-type="string">
            <text:p>synthetic_square_4tri_30_7321_14400</text:p>
          </table:table-cell>
          <table:table-cell table:number-columns-repeated="1023"/>
        </table:table-row>
        <table:table-row table:style-name="ro1">
          <table:table-cell table:formula="of:=COM.MICROSOFT.TEXTJOIN(&quot;_&quot;;1;[.A18:.E18])" office:value-type="string" office:string-value="synthetic_hexagonal_30_8557_16746" calcext:value-type="string">
            <text:p>synthetic_hexagonal_30_8557_16746</text:p>
          </table:table-cell>
          <table:table-cell table:number-columns-repeated="1023"/>
        </table:table-row>
        <table:table-row table:style-name="ro1">
          <table:table-cell table:formula="of:=COM.MICROSOFT.TEXTJOIN(&quot;_&quot;;1;[.A19:.E19])" office:value-type="string" office:string-value="synthetic_square_2tri_100_40401_80000" calcext:value-type="string">
            <text:p>synthetic_square_2tri_100_40401_80000</text:p>
          </table:table-cell>
          <table:table-cell table:number-columns-repeated="1023"/>
        </table:table-row>
        <table:table-row table:style-name="ro1">
          <table:table-cell table:formula="of:=COM.MICROSOFT.TEXTJOIN(&quot;_&quot;;1;[.A20:.E20])" office:value-type="string" office:string-value="acquired_ILATO_1A_56215_111311" calcext:value-type="string">
            <text:p>acquired_ILATO_1A_56215_111311</text:p>
          </table:table-cell>
          <table:table-cell table:number-columns-repeated="1023"/>
        </table:table-row>
        <table:table-row table:style-name="ro1">
          <table:table-cell table:formula="of:=COM.MICROSOFT.TEXTJOIN(&quot;_&quot;;1;[.A21:.E21])" office:value-type="string" office:string-value="synthetic_random_circle_100_60401_120668" calcext:value-type="string">
            <text:p>synthetic_random_circle_100_60401_120668</text:p>
          </table:table-cell>
          <table:table-cell table:number-columns-repeated="1023"/>
        </table:table-row>
        <table:table-row table:style-name="ro1">
          <table:table-cell table:formula="of:=COM.MICROSOFT.TEXTJOIN(&quot;_&quot;;1;[.A22:.E22])" office:value-type="string" office:string-value="synthetic_square_4tri_100_80401_160000" calcext:value-type="string">
            <text:p>synthetic_square_4tri_100_80401_160000</text:p>
          </table:table-cell>
          <table:table-cell table:number-columns-repeated="1023"/>
        </table:table-row>
        <table:table-row table:style-name="ro1">
          <table:table-cell table:formula="of:=COM.MICROSOFT.TEXTJOIN(&quot;_&quot;;1;[.A23:.E23])" office:value-type="string" office:string-value="synthetic_hexagonal_100_91507_181806" calcext:value-type="string">
            <text:p>synthetic_hexagonal_100_91507_181806</text:p>
          </table:table-cell>
          <table:table-cell table:number-columns-repeated="1023"/>
        </table:table-row>
        <table:table-row table:style-name="ro1">
          <table:table-cell table:formula="of:=COM.MICROSOFT.TEXTJOIN(&quot;_&quot;;1;[.A24:.E24])" office:value-type="string" office:string-value="synthetic_square_2tri_300_361201_720000" calcext:value-type="string">
            <text:p>synthetic_square_2tri_300_361201_720000</text:p>
          </table:table-cell>
          <table:table-cell table:number-columns-repeated="1023"/>
        </table:table-row>
        <table:table-row table:style-name="ro1">
          <table:table-cell table:formula="of:=COM.MICROSOFT.TEXTJOIN(&quot;_&quot;;1;[.A25:.E25])" office:value-type="string" office:string-value="acquired_Unisiegel_397210_789406" calcext:value-type="string">
            <text:p>acquired_Unisiegel_397210_789406</text:p>
          </table:table-cell>
          <table:table-cell table:number-columns-repeated="1023"/>
        </table:table-row>
        <table:table-row table:style-name="ro1">
          <table:table-cell table:formula="of:=COM.MICROSOFT.TEXTJOIN(&quot;_&quot;;1;[.A26:.E26])" office:value-type="string" office:string-value="synthetic_random_circle_300_541201_1082132" calcext:value-type="string">
            <text:p>synthetic_random_circle_300_541201_1082132</text:p>
          </table:table-cell>
          <table:table-cell table:number-columns-repeated="1023"/>
        </table:table-row>
        <table:table-row table:style-name="ro1">
          <table:table-cell table:formula="of:=COM.MICROSOFT.TEXTJOIN(&quot;_&quot;;1;[.A27:.E27])" office:value-type="string" office:string-value="synthetic_square_4tri_300_721201_1440000" calcext:value-type="string">
            <text:p>synthetic_square_4tri_300_721201_1440000</text:p>
          </table:table-cell>
          <table:table-cell table:number-columns-repeated="1023"/>
        </table:table-row>
        <table:table-row table:style-name="ro1">
          <table:table-cell table:formula="of:=COM.MICROSOFT.TEXTJOIN(&quot;_&quot;;1;[.A28:.E28])" office:value-type="string" office:string-value="synthetic_hexagonal_300_814507_1625406" calcext:value-type="string">
            <text:p>synthetic_hexagonal_300_814507_1625406</text:p>
          </table:table-cell>
          <table:table-cell table:number-columns-repeated="1023"/>
        </table:table-row>
        <table:table-row table:style-name="ro1">
          <table:table-cell table:formula="of:=COM.MICROSOFT.TEXTJOIN(&quot;_&quot;;1;[.A29:.E29])" office:value-type="string" office:string-value="synthetic_square_2tri_1000_4004001_8000000" calcext:value-type="string">
            <text:p>synthetic_square_2tri_1000_4004001_8000000</text:p>
          </table:table-cell>
          <table:table-cell table:number-columns-repeated="1023"/>
        </table:table-row>
        <table:table-row table:style-name="ro1">
          <table:table-cell table:formula="of:=COM.MICROSOFT.TEXTJOIN(&quot;_&quot;;1;[.A30:.E30])" office:value-type="string" office:string-value="synthetic_random_circle_1000_6004001_12007382" calcext:value-type="string">
            <text:p>synthetic_random_circle_1000_6004001_12007382</text:p>
          </table:table-cell>
          <table:table-cell table:number-columns-repeated="1023"/>
        </table:table-row>
        <table:table-row table:style-name="ro1">
          <table:table-cell table:formula="of:=COM.MICROSOFT.TEXTJOIN(&quot;_&quot;;1;[.A31:.E31])" office:value-type="string" office:string-value="synthetic_square_4tri_1000_8004001_16000000" calcext:value-type="string">
            <text:p>synthetic_square_4tri_1000_8004001_16000000</text:p>
          </table:table-cell>
          <table:table-cell table:number-columns-repeated="1023"/>
        </table:table-row>
        <table:table-row table:style-name="ro1">
          <table:table-cell table:formula="of:=COM.MICROSOFT.TEXTJOIN(&quot;_&quot;;1;[.A32:.E32])" office:value-type="string" office:string-value="synthetic_hexagonal_1000_9015007_18018006" calcext:value-type="string">
            <text:p>synthetic_hexagonal_1000_9015007_18018006</text:p>
          </table:table-cell>
          <table:table-cell table:number-columns-repeated="1023"/>
        </table:table-row>
        <table:table-row table:style-name="ro1">
          <table:table-cell table:formula="of:=COM.MICROSOFT.TEXTJOIN(&quot;_&quot;;1;[.A33:.E33])" office:value-type="string" office:string-value="synthetic_square_2tri_3000_36012001_72000000" calcext:value-type="string">
            <text:p>synthetic_square_2tri_3000_36012001_72000000</text:p>
          </table:table-cell>
          <table:table-cell table:number-columns-repeated="1023"/>
        </table:table-row>
        <table:table-row table:style-name="ro1">
          <table:table-cell table:formula="of:=COM.MICROSOFT.TEXTJOIN(&quot;_&quot;;1;[.A34:.E34])" office:value-type="string" office:string-value="synthetic_random_circle_3000_54012001_108022714" calcext:value-type="string">
            <text:p>synthetic_random_circle_3000_54012001_108022714</text:p>
          </table:table-cell>
          <table:table-cell table:number-columns-repeated="1023"/>
        </table:table-row>
        <table:table-row table:style-name="ro1">
          <table:table-cell table:formula="of:=COM.MICROSOFT.TEXTJOIN(&quot;_&quot;;1;[.A35:.E35])" office:value-type="string" office:string-value="synthetic_square_4tri_3000_72012001_144000000" calcext:value-type="string">
            <text:p>synthetic_square_4tri_3000_72012001_144000000</text:p>
          </table:table-cell>
          <table:table-cell table:number-columns-repeated="1023"/>
        </table:table-row>
        <table:table-row table:style-name="ro1">
          <table:table-cell table:formula="of:=COM.MICROSOFT.TEXTJOIN(&quot;_&quot;;1;[.A36:.E36])" office:value-type="string" office:string-value="synthetic_hexagonal_3000_81045007_162054006" calcext:value-type="string">
            <text:p>synthetic_hexagonal_3000_81045007_162054006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08:57:39.69600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6H5M24S</meta:editing-duration>
    <meta:editing-cycles>20</meta:editing-cycles>
    <meta:generator>LibreOffice/6.1.4.2$Linux_X86_64 LibreOffice_project/10$Build-2</meta:generator>
    <dc:date>2019-01-18T13:57:44.300215525</dc:date>
    <meta:document-statistic meta:table-count="1" meta:cell-count="410" meta:object-count="0"/>
  </office:meta>
</office:document-meta>
</file>